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Sans" fo:font-size="9pt" officeooo:rsid="002397e2" officeooo:paragraph-rsid="002397e2" style:font-size-asian="9pt" style:font-size-complex="9pt"/>
    </style:style>
    <style:style style:name="P2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Calibri" fo:font-size="11pt" fo:font-weight="normal" officeooo:rsid="0149af74" officeooo:paragraph-rsid="01ffaf95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0300505" officeooo:paragraph-rsid="01b8b4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end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032db2f" officeooo:paragraph-rsid="01ffaf9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032db2f" officeooo:paragraph-rsid="0024f610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1f4c283" officeooo:paragraph-rsid="01f4c28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1f4c283" officeooo:paragraph-rsid="01ffaf95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start" style:justify-single-word="false" fo:padding-left="0in" fo:padding-right="0in" fo:padding-top="0in" fo:padding-bottom="0.0291in" fo:border="none" style:shadow="none" style:join-border="false"/>
      <style:text-properties fo:font-variant="normal" fo:text-transform="none" fo:color="#494a4c" style:font-name="Liberation Sans" fo:font-size="10pt" fo:letter-spacing="normal" fo:font-style="normal" fo:font-weight="normal" officeooo:rsid="019f472a" officeooo:paragraph-rsid="01400de0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0pt" fo:font-weight="bold" officeooo:rsid="0024f610" officeooo:paragraph-rsid="01ffaf95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0pt" fo:font-weight="bold" officeooo:rsid="00232af7" officeooo:paragraph-rsid="01c40a13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3pt" fo:font-weight="bold" officeooo:rsid="00232af7" officeooo:paragraph-rsid="01400de0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3pt" fo:font-weight="bold" officeooo:rsid="00232af7" officeooo:paragraph-rsid="01c40a13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none" draw:fill-color="#023f62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3pt" fo:font-weight="bold" officeooo:rsid="0024f610" officeooo:paragraph-rsid="01ffaf95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.0398in" fo:margin-bottom="0.0398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Calibri" fo:font-size="11pt" fo:font-weight="normal" officeooo:rsid="019f472a" officeooo:paragraph-rsid="01ffaf95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Liberation Sans" fo:font-size="10pt" fo:font-weight="bold" officeooo:rsid="019b8501" officeooo:paragraph-rsid="01ffaf9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weight="bold" officeooo:rsid="002919a9" officeooo:paragraph-rsid="01d711b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weight="bold" officeooo:rsid="004f1c17" officeooo:paragraph-rsid="01b8b43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weight="bold" officeooo:rsid="00376cd8" officeooo:paragraph-rsid="01b8b43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italic" fo:font-weight="normal" officeooo:rsid="002919a9" officeooo:paragraph-rsid="01b8b43b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italic" fo:font-weight="normal" officeooo:rsid="00376cd8" officeooo:paragraph-rsid="01b8b43b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line-height="100%" fo:text-align="end" style:justify-single-word="false"/>
      <style:text-properties fo:color="#000000" style:font-name="Liberation Sans" fo:font-size="10pt" officeooo:paragraph-rsid="01ffaf95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normal" fo:font-weight="bold" officeooo:rsid="00376cd8" officeooo:paragraph-rsid="01b8b43b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Liberation Sans" fo:font-size="10pt" fo:font-style="normal" officeooo:rsid="00376cd8" officeooo:paragraph-rsid="01b8b43b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text-position="super 58%" style:font-name="Liberation Sans" fo:font-size="10pt" fo:font-weight="normal" officeooo:rsid="0032db2f" officeooo:paragraph-rsid="01ffaf9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0pt" officeooo:paragraph-rsid="01b8b43b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0pt" officeooo:paragraph-rsid="0213702f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0pt" fo:language="en" fo:country="US" officeooo:paragraph-rsid="0210b810" style:font-size-asian="10pt" style:font-size-complex="10pt"/>
    </style:style>
    <style:style style:name="P28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024f610" officeooo:paragraph-rsid="0024f610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18e0bd8" officeooo:paragraph-rsid="018e0bd8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bold" officeooo:rsid="02054d10" officeooo:paragraph-rsid="02054d1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style="italic" fo:font-weight="normal" officeooo:rsid="02054d10" officeooo:paragraph-rsid="02054d10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3pt" fo:font-weight="bold" officeooo:rsid="0024f610" officeooo:paragraph-rsid="0024f610" style:font-size-asian="13pt" style:font-weight-asian="bold" style:font-size-complex="13pt" style:font-weight-complex="bold"/>
    </style:style>
    <style:style style:name="P33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3pt" fo:font-weight="bold" officeooo:paragraph-rsid="01c40a13" style:font-size-asian="13pt" style:font-weight-asian="bold" style:font-size-complex="13pt" style:font-weight-complex="bold"/>
    </style:style>
    <style:style style:name="P34" style:family="paragraph" style:parent-style-name="Standard">
      <loext:graphic-properties draw:fill="none" draw:fill-color="#023f62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3pt" fo:font-weight="bold" officeooo:rsid="018e0bd8" officeooo:paragraph-rsid="018e0bd8" style:font-size-asian="13pt" style:font-weight-asian="bold" style:font-size-complex="13pt" style:font-weight-complex="bold"/>
    </style:style>
    <style:style style:name="P35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/>
      <style:text-properties fo:color="#000000" style:font-name="Liberation Sans" fo:font-size="10pt" officeooo:rsid="00918352" officeooo:paragraph-rsid="01c3b57e" style:font-size-asian="10pt" style:font-size-complex="10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Liberation Sans" fo:font-size="10pt" officeooo:rsid="01c3b57e" officeooo:paragraph-rsid="01ec8d52" style:font-size-asian="10pt" style:font-size-complex="10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Liberation Sans" fo:font-size="15pt" fo:font-weight="bold" officeooo:rsid="0021c9d7" officeooo:paragraph-rsid="01ec8d52" style:font-size-asian="15pt" style:font-weight-asian="bold" style:font-size-complex="15pt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217cf25"/>
    </style:style>
    <style:style style:name="P39" style:family="paragraph" style:parent-style-name="Standard" style:master-page-name="">
      <style:paragraph-properties fo:line-height="100%" fo:text-align="start" style:justify-single-word="false" style:page-number="auto"/>
      <style:text-properties fo:color="#000000" style:font-name="Liberation Sans" fo:font-size="10pt" fo:font-style="normal" fo:font-weight="bold" officeooo:rsid="00376cd8" officeooo:paragraph-rsid="01b8b43b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 style:list-style-name="L1">
      <style:paragraph-properties fo:line-height="100%" fo:text-align="start" style:justify-single-word="false"/>
      <style:text-properties fo:color="#000000" style:font-name="Liberation Sans" fo:font-size="10pt" fo:font-weight="normal" officeooo:rsid="00300505" officeooo:paragraph-rsid="01b8b43b" style:font-size-asian="10pt" style:font-weight-asian="normal" style:font-size-complex="10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fo:color="#000000" style:font-name="Liberation Sans" fo:font-size="10pt" fo:font-weight="normal" officeooo:rsid="00300505" officeooo:paragraph-rsid="01b8b43b" style:font-size-asian="10pt" style:font-weight-asian="normal" style:font-size-complex="10pt" style:font-weight-complex="normal"/>
    </style:style>
    <style:style style:name="P42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normal" officeooo:rsid="015bd1d4" officeooo:paragraph-rsid="01c40a13" style:font-size-asian="10pt" style:font-weight-asian="normal" style:font-size-complex="10pt" style:font-weight-complex="normal"/>
    </style:style>
    <style:style style:name="P43" style:family="paragraph" style:parent-style-name="Standard" style:list-style-name="L5">
      <style:paragraph-properties fo:line-height="100%" fo:text-align="start" style:justify-single-word="false"/>
      <style:text-properties fo:color="#000000" style:font-name="Liberation Sans" fo:font-size="10pt" officeooo:rsid="01909f38" officeooo:paragraph-rsid="01b8b43b" style:font-size-asian="10pt" style:font-size-complex="10pt"/>
    </style:style>
    <style:style style:name="P44" style:family="paragraph" style:parent-style-name="Standard" style:list-style-name="L5">
      <style:paragraph-properties fo:line-height="100%" fo:text-align="start" style:justify-single-word="false"/>
      <style:text-properties fo:color="#000000" style:font-name="Liberation Sans" fo:font-size="10pt" officeooo:rsid="0064867e" officeooo:paragraph-rsid="01b8b43b" style:font-size-asian="10pt" style:font-size-complex="10pt"/>
    </style:style>
    <style:style style:name="P45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2228650" officeooo:paragraph-rsid="01c40a13" style:font-size-asian="10pt" style:font-weight-asian="bold" style:font-size-complex="10pt" style:font-weight-complex="bold"/>
    </style:style>
    <style:style style:name="P46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237a8e1" officeooo:paragraph-rsid="01c40a13" style:font-size-asian="10pt" style:font-weight-asian="bold" style:font-size-complex="10pt" style:font-weight-complex="bold"/>
    </style:style>
    <style:style style:name="P47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1715d52" officeooo:paragraph-rsid="01c40a13" style:font-size-asian="10pt" style:font-weight-asian="bold" style:font-size-complex="10pt" style:font-weight-complex="bold"/>
    </style:style>
    <style:style style:name="P48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fo:color="#000000" style:font-name="Liberation Sans" fo:font-size="10pt" fo:font-weight="bold" officeooo:rsid="0158b13f" officeooo:paragraph-rsid="01c40a13" style:font-size-asian="10pt" style:font-weight-asian="bold" style:font-size-complex="10pt" style:font-weight-complex="bold"/>
    </style:style>
    <style:style style:name="P49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officeooo:paragraph-rsid="01c40a13"/>
    </style:style>
    <style:style style:name="P50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/>
      <style:text-properties style:font-name="Liberation Sans" fo:font-size="10pt" officeooo:rsid="02228650" officeooo:paragraph-rsid="01cac0c5" style:font-size-asian="10pt" style:font-size-complex="10pt"/>
    </style:style>
    <style:style style:name="P51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>
        <style:tab-stops/>
      </style:paragraph-properties>
      <style:text-properties style:font-name="Liberation Sans" fo:font-size="10pt" officeooo:paragraph-rsid="01c40a13" style:font-size-asian="10pt" style:font-size-complex="10pt"/>
    </style:style>
    <style:style style:name="P52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style:font-name="Liberation Serif" officeooo:paragraph-rsid="01ffaf95"/>
    </style:style>
    <style:style style:name="P53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officeooo:paragraph-rsid="01ffaf95"/>
    </style:style>
    <style:style style:name="P54" style:family="paragraph" style:parent-style-name="Standard" style:list-style-name="L4">
      <style:paragraph-properties fo:margin-top="0.0398in" fo:margin-bottom="0.0398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erif" fo:font-size="10.5pt" fo:font-weight="normal" officeooo:rsid="00300505" officeooo:paragraph-rsid="01ffaf95" style:font-size-asian="10.5pt" style:font-weight-asian="normal" style:font-size-complex="10.5pt" style:font-weight-complex="normal"/>
    </style:style>
    <style:style style:name="P55" style:family="paragraph" style:parent-style-name="Standard" style:list-style-name="L5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officeooo:rsid="0065aba9" officeooo:paragraph-rsid="01b8b43b" style:font-size-asian="10pt" style:font-size-complex="10pt"/>
    </style:style>
    <style:style style:name="P56" style:family="paragraph" style:parent-style-name="Standard" style:list-style-name="L7">
      <loext:graphic-properties draw:fill="none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officeooo:rsid="006843e3" officeooo:paragraph-rsid="01b8b43b" style:font-size-asian="10pt" style:font-size-complex="10pt"/>
    </style:style>
    <style:style style:name="P57" style:family="paragraph" style:parent-style-name="Standard" style:list-style-name="L8">
      <loext:graphic-properties draw:fill="none"/>
      <style:paragraph-properties fo:margin-top="0in" fo:margin-bottom="0in" loext:contextual-spacing="false" fo:line-height="100%" fo:text-align="start" style:justify-single-word="false" fo:background-color="transparent" fo:padding-left="0in" fo:padding-right="0in" fo:padding-top="0in" fo:padding-bottom="0.0291in" fo:border="none" style:shadow="none" style:join-border="false"/>
      <style:text-properties fo:color="#000000" style:font-name="Liberation Sans" fo:font-size="10pt" fo:language="en" fo:country="US" fo:font-weight="normal" officeooo:rsid="0210b810" officeooo:paragraph-rsid="0210b810" style:font-size-asian="10pt" style:font-weight-asian="normal" style:font-size-complex="10pt" style:font-weight-complex="normal"/>
    </style:style>
    <style:style style:name="P58" style:family="paragraph" style:parent-style-name="Standard" style:list-style-name="L9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fo:color="#000000" style:font-name="Liberation Sans" fo:font-size="10pt" fo:font-weight="normal" officeooo:rsid="02054d10" officeooo:paragraph-rsid="02054d10" style:font-size-asian="10pt" style:font-weight-asian="normal" style:font-size-complex="10pt" style:font-weight-complex="normal"/>
    </style:style>
    <style:style style:name="P59" style:family="paragraph" style:parent-style-name="Standard" style:list-style-name="L6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style:font-name="Liberation Sans" fo:font-size="10pt" officeooo:paragraph-rsid="01b8b43b" style:font-size-asian="10pt" style:font-size-complex="10pt"/>
    </style:style>
    <style:style style:name="P60" style:family="paragraph" style:parent-style-name="Standard" style:list-style-name="L9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officeooo:paragraph-rsid="02054d10"/>
    </style:style>
    <style:style style:name="P61" style:family="paragraph" style:parent-style-name="Standard" style:list-style-name="L9">
      <style:paragraph-properties fo:margin-top="0in" fo:margin-bottom="0in" loext:contextual-spacing="false" fo:line-height="100%" fo:text-align="start" style:justify-single-word="false" fo:padding-left="0in" fo:padding-right="0in" fo:padding-top="0in" fo:padding-bottom="0.0291in" fo:border="none" style:shadow="none" style:join-border="false"/>
      <style:text-properties officeooo:paragraph-rsid="01e6b9ac"/>
    </style:style>
    <style:style style:name="P62" style:family="paragraph" style:parent-style-name="Standard" style:list-style-name="L10">
      <style:paragraph-properties fo:margin-top="0in" fo:margin-bottom="0in" loext:contextual-spacing="false" fo:line-height="100%" fo:text-align="start" style:justify-single-word="false"/>
      <style:text-properties style:font-name="Liberation Sans" fo:font-size="10pt" officeooo:paragraph-rsid="0024f610" style:font-size-asian="10pt" style:font-size-complex="10pt"/>
    </style:style>
    <style:style style:name="P63" style:family="paragraph" style:parent-style-name="Standard" style:list-style-name="L11">
      <style:paragraph-properties fo:margin-top="0in" fo:margin-bottom="0in" loext:contextual-spacing="false" fo:line-height="100%" fo:text-align="start" style:justify-single-word="false"/>
      <style:text-properties officeooo:paragraph-rsid="01ba4040"/>
    </style:style>
    <style:style style:name="P64" style:family="paragraph" style:parent-style-name="Standard" style:list-style-name="L12">
      <loext:graphic-properties draw:fill="none"/>
      <style:paragraph-properties fo:line-height="100%" fo:text-align="start" style:justify-single-word="false" fo:background-color="transparent" fo:padding-left="0in" fo:padding-right="0in" fo:padding-top="0in" fo:padding-bottom="0.0291in" fo:border="none" style:join-border="false"/>
      <style:text-properties fo:color="#000000" style:font-name="Liberation Sans" fo:font-size="10pt" fo:font-weight="bold" officeooo:rsid="0027b099" officeooo:paragraph-rsid="01c40a13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f1c17" style:font-weight-asian="bold" style:font-weight-complex="bold"/>
    </style:style>
    <style:style style:name="T3" style:family="text">
      <style:text-properties fo:font-weight="bold" officeooo:rsid="00fe2dc2" style:font-weight-asian="bold" style:font-weight-complex="bold"/>
    </style:style>
    <style:style style:name="T4" style:family="text">
      <style:text-properties fo:font-weight="bold" officeooo:rsid="0127e374" style:font-weight-asian="bold" style:font-weight-complex="bold"/>
    </style:style>
    <style:style style:name="T5" style:family="text">
      <style:text-properties fo:font-weight="bold" officeooo:rsid="01d88555" style:font-weight-asian="bold" style:font-weight-complex="bold"/>
    </style:style>
    <style:style style:name="T6" style:family="text">
      <style:text-properties fo:font-weight="bold" officeooo:rsid="0168296b" style:font-weight-asian="bold" style:font-weight-complex="bold"/>
    </style:style>
    <style:style style:name="T7" style:family="text">
      <style:text-properties fo:font-weight="bold" officeooo:rsid="0217cf25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officeooo:rsid="01b318dd" style:font-style-asian="italic" style:font-weight-asian="normal" style:font-style-complex="italic" style:font-weight-complex="normal"/>
    </style:style>
    <style:style style:name="T10" style:family="text">
      <style:text-properties style:text-position="super 58%" fo:font-weight="normal" officeooo:rsid="0032db2f" style:font-weight-asian="normal" style:font-weight-complex="normal"/>
    </style:style>
    <style:style style:name="T11" style:family="text">
      <style:text-properties officeooo:rsid="003721ac"/>
    </style:style>
    <style:style style:name="T12" style:family="text">
      <style:text-properties officeooo:rsid="008b8eda"/>
    </style:style>
    <style:style style:name="T13" style:family="text">
      <style:text-properties officeooo:rsid="0053944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2dff9" style:font-weight-asian="normal" style:font-weight-complex="normal"/>
    </style:style>
    <style:style style:name="T16" style:family="text">
      <style:text-properties fo:font-weight="normal" officeooo:rsid="0032db2f" style:font-weight-asian="normal" style:font-weight-complex="normal"/>
    </style:style>
    <style:style style:name="T17" style:family="text">
      <style:text-properties fo:font-weight="normal" officeooo:rsid="00572a7d" style:font-weight-asian="normal" style:font-weight-complex="normal"/>
    </style:style>
    <style:style style:name="T18" style:family="text">
      <style:text-properties fo:font-weight="normal" officeooo:rsid="0124931a" style:font-weight-asian="normal" style:font-weight-complex="normal"/>
    </style:style>
    <style:style style:name="T19" style:family="text">
      <style:text-properties fo:font-weight="normal" officeooo:rsid="0171e0bd" style:font-weight-asian="normal" style:font-weight-complex="normal"/>
    </style:style>
    <style:style style:name="T20" style:family="text">
      <style:text-properties fo:font-weight="normal" officeooo:rsid="01749ebe" style:font-weight-asian="normal" style:font-weight-complex="normal"/>
    </style:style>
    <style:style style:name="T21" style:family="text">
      <style:text-properties fo:font-weight="normal" officeooo:rsid="01794c7a" style:font-weight-asian="normal" style:font-weight-complex="normal"/>
    </style:style>
    <style:style style:name="T22" style:family="text">
      <style:text-properties fo:font-weight="normal" officeooo:rsid="017e0ac5" style:font-weight-asian="normal" style:font-weight-complex="normal"/>
    </style:style>
    <style:style style:name="T23" style:family="text">
      <style:text-properties fo:font-weight="normal" officeooo:rsid="017fcebf" style:font-weight-asian="normal" style:font-weight-complex="normal"/>
    </style:style>
    <style:style style:name="T24" style:family="text">
      <style:text-properties fo:font-weight="normal" officeooo:rsid="0181aae6" style:font-weight-asian="normal" style:font-weight-complex="normal"/>
    </style:style>
    <style:style style:name="T25" style:family="text">
      <style:text-properties fo:font-weight="normal" officeooo:rsid="0192971d" style:font-weight-asian="normal" style:font-weight-complex="normal"/>
    </style:style>
    <style:style style:name="T26" style:family="text">
      <style:text-properties fo:font-weight="normal" officeooo:rsid="01a39b02" style:font-weight-asian="normal" style:font-weight-complex="normal"/>
    </style:style>
    <style:style style:name="T27" style:family="text">
      <style:text-properties fo:font-weight="normal" officeooo:rsid="0226e8ca" style:font-weight-asian="normal" style:font-weight-complex="normal"/>
    </style:style>
    <style:style style:name="T28" style:family="text">
      <style:text-properties fo:font-weight="normal" officeooo:rsid="01ca8319" style:font-weight-asian="normal" style:font-weight-complex="normal"/>
    </style:style>
    <style:style style:name="T29" style:family="text">
      <style:text-properties fo:font-weight="normal" officeooo:rsid="01ec8d52" style:font-weight-asian="normal" style:font-weight-complex="normal"/>
    </style:style>
    <style:style style:name="T30" style:family="text">
      <style:text-properties fo:font-weight="normal" officeooo:rsid="01c98e44" style:font-weight-asian="normal" style:font-weight-complex="normal"/>
    </style:style>
    <style:style style:name="T31" style:family="text">
      <style:text-properties fo:font-weight="normal" officeooo:rsid="01fac925" style:font-weight-asian="normal" style:font-weight-complex="normal"/>
    </style:style>
    <style:style style:name="T32" style:family="text">
      <style:text-properties fo:font-weight="normal" officeooo:rsid="01fb01f0" style:font-weight-asian="normal" style:font-weight-complex="normal"/>
    </style:style>
    <style:style style:name="T33" style:family="text">
      <style:text-properties fo:color="#000000"/>
    </style:style>
    <style:style style:name="T34" style:family="text">
      <style:text-properties fo:color="#000000" style:text-position="super 58%" style:font-name="Liberation Sans" fo:font-size="10pt" fo:font-weight="normal" officeooo:rsid="004e14c8" style:font-size-asian="10pt" style:font-weight-asian="normal" style:font-size-complex="10pt" style:font-weight-complex="normal"/>
    </style:style>
    <style:style style:name="T35" style:family="text">
      <style:text-properties fo:color="#000000" style:text-position="super 58%" style:font-name="Liberation Sans" fo:font-size="10pt" fo:font-weight="normal" officeooo:rsid="0032db2f" style:font-size-asian="10pt" style:font-weight-asian="normal" style:font-size-complex="10pt" style:font-weight-complex="normal"/>
    </style:style>
    <style:style style:name="T36" style:family="text">
      <style:text-properties fo:color="#000000" style:text-position="super 58%" style:font-name="Liberation Sans" fo:font-size="10pt" fo:font-weight="bold" officeooo:rsid="0032db2f" style:font-size-asian="10pt" style:font-weight-asian="bold" style:font-size-complex="10pt" style:font-weight-complex="bold"/>
    </style:style>
    <style:style style:name="T37" style:family="text">
      <style:text-properties fo:color="#000000" fo:font-style="italic" fo:font-weight="normal" officeooo:rsid="002919a9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fo:font-weight="normal" officeooo:rsid="019869ff" style:font-style-asian="italic" style:font-weight-asian="normal" style:font-style-complex="italic" style:font-weight-complex="normal"/>
    </style:style>
    <style:style style:name="T39" style:family="text">
      <style:text-properties fo:color="#000000" fo:font-style="italic" fo:font-weight="normal" officeooo:rsid="019e93b8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normal" officeooo:rsid="012b2c5d" style:font-style-asian="italic" style:font-weight-asian="normal" style:font-style-complex="italic" style:font-weight-complex="normal"/>
    </style:style>
    <style:style style:name="T41" style:family="text">
      <style:text-properties fo:color="#000000" fo:font-style="italic" fo:font-weight="normal" officeooo:rsid="00300505" style:font-style-asian="italic" style:font-weight-asian="normal" style:font-style-complex="italic" style:font-weight-complex="normal"/>
    </style:style>
    <style:style style:name="T42" style:family="text">
      <style:text-properties fo:color="#000000" fo:font-style="italic" fo:font-weight="normal" officeooo:rsid="003721ac" style:font-style-asian="italic" style:font-weight-asian="normal" style:font-style-complex="italic" style:font-weight-complex="normal"/>
    </style:style>
    <style:style style:name="T43" style:family="text">
      <style:text-properties fo:color="#000000" fo:font-style="italic" fo:font-weight="normal" officeooo:rsid="00388fe7" style:font-style-asian="italic" style:font-weight-asian="normal" style:font-style-complex="italic" style:font-weight-complex="normal"/>
    </style:style>
    <style:style style:name="T44" style:family="text">
      <style:text-properties fo:color="#000000" fo:font-style="italic" fo:font-weight="normal" officeooo:rsid="0210b810" style:font-style-asian="italic" style:font-weight-asian="normal" style:font-style-complex="italic" style:font-weight-complex="normal"/>
    </style:style>
    <style:style style:name="T45" style:family="text">
      <style:text-properties fo:color="#000000" fo:font-style="italic" fo:font-weight="normal" officeooo:rsid="0227d801" style:font-style-asian="italic" style:font-weight-asian="normal" style:font-style-complex="italic" style:font-weight-complex="normal"/>
    </style:style>
    <style:style style:name="T46" style:family="text">
      <style:text-properties fo:color="#000000" fo:font-style="italic" fo:font-weight="normal" officeooo:rsid="004f1c17" style:font-style-asian="italic" style:font-weight-asian="normal" style:font-style-complex="italic" style:font-weight-complex="normal"/>
    </style:style>
    <style:style style:name="T47" style:family="text">
      <style:text-properties fo:color="#000000" fo:font-style="italic" fo:font-weight="normal" officeooo:rsid="0209ab3f" style:font-style-asian="italic" style:font-weight-asian="normal" style:font-style-complex="italic" style:font-weight-complex="normal"/>
    </style:style>
    <style:style style:name="T48" style:family="text">
      <style:text-properties fo:color="#000000" fo:font-weight="normal" officeooo:rsid="002919a9" style:font-weight-asian="normal" style:font-weight-complex="normal"/>
    </style:style>
    <style:style style:name="T49" style:family="text">
      <style:text-properties fo:color="#000000" fo:font-weight="normal" officeooo:rsid="00300505" style:font-weight-asian="normal" style:font-weight-complex="normal"/>
    </style:style>
    <style:style style:name="T50" style:family="text">
      <style:text-properties fo:color="#000000" fo:font-weight="normal" officeooo:rsid="01b91703" style:font-weight-asian="normal" style:font-weight-complex="normal"/>
    </style:style>
    <style:style style:name="T51" style:family="text">
      <style:text-properties fo:color="#000000" fo:font-weight="normal" officeooo:rsid="003721ac" style:font-weight-asian="normal" style:font-weight-complex="normal"/>
    </style:style>
    <style:style style:name="T52" style:family="text">
      <style:text-properties fo:color="#000000" fo:font-weight="normal" officeooo:rsid="0053944f" style:font-weight-asian="normal" style:font-weight-complex="normal"/>
    </style:style>
    <style:style style:name="T53" style:family="text">
      <style:text-properties fo:color="#000000" fo:font-weight="normal" officeooo:rsid="00388fe7" style:font-weight-asian="normal" style:font-weight-complex="normal"/>
    </style:style>
    <style:style style:name="T54" style:family="text">
      <style:text-properties fo:color="#000000" fo:font-weight="normal" officeooo:rsid="01b7ea6e" style:font-weight-asian="normal" style:font-weight-complex="normal"/>
    </style:style>
    <style:style style:name="T55" style:family="text">
      <style:text-properties fo:color="#000000" fo:font-weight="normal" officeooo:rsid="01b50ee3" style:font-weight-asian="normal" style:font-weight-complex="normal"/>
    </style:style>
    <style:style style:name="T56" style:family="text">
      <style:text-properties fo:color="#000000" fo:font-weight="normal" officeooo:rsid="01b58e8a" style:font-weight-asian="normal" style:font-weight-complex="normal"/>
    </style:style>
    <style:style style:name="T57" style:family="text">
      <style:text-properties fo:color="#000000" fo:font-weight="normal" officeooo:rsid="01a39b02" style:font-weight-asian="normal" style:font-weight-complex="normal"/>
    </style:style>
    <style:style style:name="T58" style:family="text">
      <style:text-properties fo:color="#000000" fo:font-weight="normal" officeooo:rsid="0190d578" style:font-weight-asian="normal" style:font-weight-complex="normal"/>
    </style:style>
    <style:style style:name="T59" style:family="text">
      <style:text-properties fo:color="#000000" fo:font-weight="normal" officeooo:rsid="005cfc81" style:font-weight-asian="normal" style:font-weight-complex="normal"/>
    </style:style>
    <style:style style:name="T60" style:family="text">
      <style:text-properties fo:color="#000000" fo:font-weight="normal" officeooo:rsid="017e0ac5" style:font-weight-asian="normal" style:font-weight-complex="normal"/>
    </style:style>
    <style:style style:name="T61" style:family="text">
      <style:text-properties fo:color="#000000" fo:font-weight="normal" officeooo:rsid="02252379" style:font-weight-asian="normal" style:font-weight-complex="normal"/>
    </style:style>
    <style:style style:name="T62" style:family="text">
      <style:text-properties fo:color="#000000" fo:font-weight="normal" officeooo:rsid="01e9a15a" style:font-weight-asian="normal" style:font-weight-complex="normal"/>
    </style:style>
    <style:style style:name="T63" style:family="text">
      <style:text-properties fo:color="#000000" fo:font-weight="normal" officeooo:rsid="01fb01f0" style:font-weight-asian="normal" style:font-weight-complex="normal"/>
    </style:style>
    <style:style style:name="T64" style:family="text">
      <style:text-properties fo:color="#000000" fo:font-weight="normal" officeooo:rsid="01ee2917" style:font-weight-asian="normal" style:font-weight-complex="normal"/>
    </style:style>
    <style:style style:name="T65" style:family="text">
      <style:text-properties fo:color="#000000" fo:font-weight="normal" officeooo:rsid="007af1c0" style:font-weight-asian="normal" style:font-weight-complex="normal"/>
    </style:style>
    <style:style style:name="T66" style:family="text">
      <style:text-properties fo:color="#000000" fo:font-weight="normal" officeooo:rsid="0168296b" style:font-weight-asian="normal" style:font-weight-complex="normal"/>
    </style:style>
    <style:style style:name="T67" style:family="text">
      <style:text-properties fo:color="#000000" fo:font-weight="normal" officeooo:rsid="01cac0c5" style:font-weight-asian="normal" style:font-weight-complex="normal"/>
    </style:style>
    <style:style style:name="T68" style:family="text">
      <style:text-properties fo:color="#000000" fo:font-weight="normal" officeooo:rsid="01cc1ee0" style:font-weight-asian="normal" style:font-weight-complex="normal"/>
    </style:style>
    <style:style style:name="T69" style:family="text">
      <style:text-properties fo:color="#000000" officeooo:rsid="0022dff9"/>
    </style:style>
    <style:style style:name="T70" style:family="text">
      <style:text-properties fo:color="#000000" fo:font-weight="bold" officeooo:rsid="017e0ac5" style:font-weight-asian="bold" style:font-weight-complex="bold"/>
    </style:style>
    <style:style style:name="T71" style:family="text">
      <style:text-properties fo:color="#000000" fo:font-weight="bold" officeooo:rsid="0158b13f" style:font-weight-asian="bold" style:font-weight-complex="bold"/>
    </style:style>
    <style:style style:name="T72" style:family="text">
      <style:text-properties fo:color="#000000" fo:font-weight="bold" officeooo:rsid="0168296b" style:font-weight-asian="bold" style:font-weight-complex="bold"/>
    </style:style>
    <style:style style:name="T73" style:family="text">
      <style:text-properties fo:color="#000000" style:font-name="Liberation Sans" fo:font-size="10pt" officeooo:rsid="01ec8d52" style:font-size-asian="10pt" style:font-size-complex="10pt"/>
    </style:style>
    <style:style style:name="T74" style:family="text">
      <style:text-properties fo:color="#000000" style:font-name="Liberation Sans" fo:font-size="10pt" fo:font-weight="normal" officeooo:rsid="004c5a22" style:font-size-asian="10pt" style:font-weight-asian="normal" style:font-size-complex="10pt" style:font-weight-complex="normal"/>
    </style:style>
    <style:style style:name="T75" style:family="text">
      <style:text-properties fo:color="#000000" style:font-name="Liberation Sans" fo:font-size="10pt" fo:font-weight="normal" officeooo:rsid="01be2365" style:font-size-asian="10pt" style:font-weight-asian="normal" style:font-size-complex="10pt" style:font-weight-complex="normal"/>
    </style:style>
    <style:style style:name="T76" style:family="text">
      <style:text-properties fo:color="#000000" style:font-name="Liberation Sans" fo:font-size="10pt" fo:font-weight="normal" officeooo:rsid="0193f858" style:font-size-asian="10pt" style:font-weight-asian="normal" style:font-size-complex="10pt" style:font-weight-complex="normal"/>
    </style:style>
    <style:style style:name="T77" style:family="text">
      <style:text-properties fo:color="#000000" style:font-name="Liberation Sans" fo:font-size="10pt" fo:font-weight="normal" officeooo:rsid="00e6ac94" style:font-size-asian="10pt" style:font-weight-asian="normal" style:font-size-complex="10pt" style:font-weight-complex="normal"/>
    </style:style>
    <style:style style:name="T78" style:family="text">
      <style:text-properties fo:color="#000000" style:font-name="Liberation Sans" fo:font-size="10pt" fo:font-weight="normal" officeooo:rsid="0022dff9" style:font-size-asian="10pt" style:font-weight-asian="normal" style:font-size-complex="10pt" style:font-weight-complex="normal"/>
    </style:style>
    <style:style style:name="T79" style:family="text">
      <style:text-properties fo:color="#000000" style:font-name="Liberation Sans" fo:font-size="10pt" fo:font-weight="normal" officeooo:rsid="0056e3cf" style:font-size-asian="10pt" style:font-weight-asian="normal" style:font-size-complex="10pt" style:font-weight-complex="normal"/>
    </style:style>
    <style:style style:name="T80" style:family="text">
      <style:text-properties fo:color="#000000" style:font-name="Liberation Sans" fo:font-size="10pt" fo:font-weight="normal" officeooo:rsid="01ea1b6b" style:font-size-asian="10pt" style:font-weight-asian="normal" style:font-size-complex="10pt" style:font-weight-complex="normal"/>
    </style:style>
    <style:style style:name="T81" style:family="text">
      <style:text-properties fo:color="#000000" style:font-name="Liberation Sans" fo:font-size="10pt" fo:font-weight="normal" officeooo:rsid="01bd7ed3" style:font-size-asian="10pt" style:font-weight-asian="normal" style:font-size-complex="10pt" style:font-weight-complex="normal"/>
    </style:style>
    <style:style style:name="T82" style:family="text">
      <style:text-properties fo:color="#000000" style:font-name="Liberation Sans" fo:font-size="10pt" fo:font-weight="normal" officeooo:rsid="01c09fea" style:font-size-asian="10pt" style:font-weight-asian="normal" style:font-size-complex="10pt" style:font-weight-complex="normal"/>
    </style:style>
    <style:style style:name="T83" style:family="text">
      <style:text-properties fo:color="#000000" style:font-name="Liberation Sans" fo:font-size="10pt" fo:font-weight="normal" officeooo:rsid="00ae08f3" style:font-size-asian="10pt" style:font-weight-asian="normal" style:font-size-complex="10pt" style:font-weight-complex="normal"/>
    </style:style>
    <style:style style:name="T84" style:family="text">
      <style:text-properties fo:color="#000000" style:font-name="Liberation Sans" fo:font-size="10pt" fo:font-weight="normal" officeooo:rsid="02054d10" style:font-size-asian="10pt" style:font-weight-asian="normal" style:font-size-complex="10pt" style:font-weight-complex="normal"/>
    </style:style>
    <style:style style:name="T85" style:family="text">
      <style:text-properties fo:color="#000000" style:font-name="Liberation Sans" fo:font-size="10pt" fo:font-weight="normal" officeooo:rsid="01e7206c" style:font-size-asian="10pt" style:font-weight-asian="normal" style:font-size-complex="10pt" style:font-weight-complex="normal"/>
    </style:style>
    <style:style style:name="T86" style:family="text">
      <style:text-properties fo:color="#000000" style:font-name="Liberation Sans" fo:font-size="10pt" fo:font-weight="normal" officeooo:rsid="020cbd1d" style:font-size-asian="10pt" style:font-weight-asian="normal" style:font-size-complex="10pt" style:font-weight-complex="normal"/>
    </style:style>
    <style:style style:name="T87" style:family="text">
      <style:text-properties fo:color="#000000" style:font-name="Liberation Sans" fo:font-size="10pt" fo:font-weight="normal" officeooo:rsid="021a25a1" style:font-size-asian="10pt" style:font-weight-asian="normal" style:font-size-complex="10pt" style:font-weight-complex="normal"/>
    </style:style>
    <style:style style:name="T88" style:family="text">
      <style:text-properties fo:color="#000000" style:font-name="Liberation Sans" fo:font-size="10pt" fo:font-weight="normal" officeooo:rsid="0145e657" style:font-size-asian="10pt" style:font-weight-asian="normal" style:font-size-complex="10pt" style:font-weight-complex="normal"/>
    </style:style>
    <style:style style:name="T89" style:family="text">
      <style:text-properties fo:color="#000000" style:font-name="Liberation Sans" fo:font-size="10pt" fo:font-weight="normal" officeooo:rsid="01d088b8" style:font-size-asian="10pt" style:font-weight-asian="normal" style:font-size-complex="10pt" style:font-weight-complex="normal"/>
    </style:style>
    <style:style style:name="T90" style:family="text">
      <style:text-properties fo:color="#000000" style:font-name="Liberation Sans" fo:font-size="10pt" fo:font-weight="normal" officeooo:rsid="00246b9c" style:font-size-asian="10pt" style:font-weight-asian="normal" style:font-size-complex="10pt" style:font-weight-complex="normal"/>
    </style:style>
    <style:style style:name="T91" style:family="text">
      <style:text-properties fo:color="#000000" style:font-name="Liberation Sans" fo:font-size="10pt" fo:font-weight="normal" officeooo:rsid="02228650" style:font-size-asian="10pt" style:font-weight-asian="normal" style:font-size-complex="10pt" style:font-weight-complex="normal"/>
    </style:style>
    <style:style style:name="T92" style:family="text">
      <style:text-properties fo:color="#000000" style:font-name="Liberation Sans" fo:font-size="10pt" fo:font-weight="normal" officeooo:rsid="0168296b" style:font-size-asian="10pt" style:font-weight-asian="normal" style:font-size-complex="10pt" style:font-weight-complex="normal"/>
    </style:style>
    <style:style style:name="T93" style:family="text">
      <style:text-properties fo:color="#000000" style:font-name="Liberation Sans" fo:font-size="10pt" fo:font-weight="normal" officeooo:rsid="0166223b" style:font-size-asian="10pt" style:font-weight-asian="normal" style:font-size-complex="10pt" style:font-weight-complex="normal"/>
    </style:style>
    <style:style style:name="T94" style:family="text">
      <style:text-properties fo:color="#000000" style:font-name="Liberation Sans" fo:font-size="10pt" fo:font-weight="normal" officeooo:rsid="02198c97" style:font-size-asian="10pt" style:font-weight-asian="normal" style:font-size-complex="10pt" style:font-weight-complex="normal"/>
    </style:style>
    <style:style style:name="T95" style:family="text">
      <style:text-properties fo:color="#000000" style:font-name="Liberation Sans" fo:font-size="10pt" fo:font-weight="normal" officeooo:rsid="021fcdab" style:font-size-asian="10pt" style:font-weight-asian="normal" style:font-size-complex="10pt" style:font-weight-complex="normal"/>
    </style:style>
    <style:style style:name="T96" style:family="text">
      <style:text-properties fo:color="#000000" style:font-name="Liberation Sans" fo:font-size="10pt" fo:font-weight="bold" officeooo:rsid="004c5a22" style:font-size-asian="10pt" style:font-weight-asian="bold" style:font-size-complex="10pt" style:font-weight-complex="bold"/>
    </style:style>
    <style:style style:name="T97" style:family="text">
      <style:text-properties fo:color="#000000" style:font-name="Liberation Sans" fo:font-size="10pt" fo:font-weight="bold" officeooo:rsid="01be2365" style:font-size-asian="10pt" style:font-weight-asian="bold" style:font-size-complex="10pt" style:font-weight-complex="bold"/>
    </style:style>
    <style:style style:name="T98" style:family="text">
      <style:text-properties fo:color="#000000" style:font-name="Liberation Sans" fo:font-size="10pt" fo:font-weight="bold" officeooo:rsid="00e6ac94" style:font-size-asian="10pt" style:font-weight-asian="bold" style:font-size-complex="10pt" style:font-weight-complex="bold"/>
    </style:style>
    <style:style style:name="T99" style:family="text">
      <style:text-properties fo:color="#000000" style:font-name="Liberation Sans" fo:font-size="10pt" fo:font-weight="bold" officeooo:rsid="0022dff9" style:font-size-asian="10pt" style:font-weight-asian="bold" style:font-size-complex="10pt" style:font-weight-complex="bold"/>
    </style:style>
    <style:style style:name="T100" style:family="text">
      <style:text-properties fo:color="#000000" style:font-name="Liberation Sans" fo:font-size="10pt" fo:font-weight="bold" officeooo:rsid="01bd7ed3" style:font-size-asian="10pt" style:font-weight-asian="bold" style:font-size-complex="10pt" style:font-weight-complex="bold"/>
    </style:style>
    <style:style style:name="T101" style:family="text">
      <style:text-properties fo:color="#000000" style:font-name="Liberation Sans" fo:font-size="10pt" fo:font-weight="bold" officeooo:rsid="02054d10" style:font-size-asian="10pt" style:font-weight-asian="bold" style:font-size-complex="10pt" style:font-weight-complex="bold"/>
    </style:style>
    <style:style style:name="T102" style:family="text">
      <style:text-properties fo:color="#000000" style:font-name="Liberation Sans" fo:font-size="10pt" fo:font-weight="bold" officeooo:rsid="02228650" style:font-size-asian="10pt" style:font-weight-asian="bold" style:font-size-complex="10pt" style:font-weight-complex="bold"/>
    </style:style>
    <style:style style:name="T103" style:family="text">
      <style:text-properties fo:color="#000000" style:font-name="Liberation Sans" fo:font-size="10pt" fo:font-weight="bold" officeooo:rsid="0158b13f" style:font-size-asian="10pt" style:font-weight-asian="bold" style:font-size-complex="10pt" style:font-weight-complex="bold"/>
    </style:style>
    <style:style style:name="T104" style:family="text">
      <style:text-properties fo:color="#000000" style:font-name="Liberation Sans" fo:font-size="10pt" fo:font-style="italic" fo:font-weight="normal" officeooo:rsid="004c5a22" style:font-size-asian="10pt" style:font-style-asian="italic" style:font-weight-asian="normal" style:font-size-complex="10pt" style:font-style-complex="italic" style:font-weight-complex="normal"/>
    </style:style>
    <style:style style:name="T105" style:family="text">
      <style:text-properties fo:color="#000000" style:font-name="Liberation Sans" fo:font-size="10pt" fo:font-style="italic" fo:font-weight="normal" officeooo:rsid="0022dff9" style:font-size-asian="10pt" style:font-style-asian="italic" style:font-weight-asian="normal" style:font-size-complex="10pt" style:font-style-complex="italic" style:font-weight-complex="normal"/>
    </style:style>
    <style:style style:name="T106" style:family="text">
      <style:text-properties fo:color="#000000" style:font-name="Liberation Sans" fo:font-size="10pt" fo:font-style="italic" fo:font-weight="normal" officeooo:rsid="00ae08f3" style:font-size-asian="10pt" style:font-style-asian="italic" style:font-weight-asian="normal" style:font-size-complex="10pt" style:font-style-complex="italic" style:font-weight-complex="normal"/>
    </style:style>
    <style:style style:name="T107" style:family="text">
      <style:text-properties fo:color="#000000" style:font-name="Liberation Sans" fo:font-size="10pt" fo:font-style="normal" fo:font-weight="normal" officeooo:rsid="0069e9a7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style:font-name="Liberation Sans" fo:font-size="10pt" fo:font-style="normal" fo:font-weight="normal" officeooo:rsid="0221b82e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color="#000000" fo:language="en" fo:country="US" fo:font-style="normal" fo:font-weight="bold" officeooo:rsid="004f1c17" style:font-style-asian="normal" style:font-weight-asian="bold" style:font-style-complex="normal" style:font-weight-complex="bold"/>
    </style:style>
    <style:style style:name="T110" style:family="text">
      <style:text-properties fo:color="#000000" fo:language="en" fo:country="US" fo:font-style="normal" fo:font-weight="bold" officeooo:rsid="00fe2dc2" style:font-style-asian="normal" style:font-weight-asian="bold" style:font-style-complex="normal" style:font-weight-complex="bold"/>
    </style:style>
    <style:style style:name="T111" style:family="text">
      <style:text-properties fo:color="#000000" fo:language="en" fo:country="US" fo:font-style="normal" fo:font-weight="bold" officeooo:rsid="0213702f" style:font-style-asian="normal" style:font-weight-asian="bold" style:font-style-complex="normal" style:font-weight-complex="bold"/>
    </style:style>
    <style:style style:name="T112" style:family="text">
      <style:text-properties fo:color="#000000" fo:language="en" fo:country="US" fo:font-style="normal" fo:font-weight="bold" officeooo:rsid="0210b810" style:font-style-asian="normal" style:font-weight-asian="bold" style:font-style-complex="normal" style:font-weight-complex="bold"/>
    </style:style>
    <style:style style:name="T113" style:family="text">
      <style:text-properties fo:color="#000000" fo:language="en" fo:country="US" fo:font-style="normal" fo:font-weight="bold" officeooo:rsid="0213b738" style:font-style-asian="normal" style:font-weight-asian="bold" style:font-style-complex="normal" style:font-weight-complex="bold"/>
    </style:style>
    <style:style style:name="T114" style:family="text">
      <style:text-properties fo:color="#000000" fo:language="en" fo:country="US" fo:font-style="normal" fo:font-weight="bold" officeooo:rsid="01d88555" style:font-style-asian="normal" style:font-weight-asian="bold" style:font-style-complex="normal" style:font-weight-complex="bold"/>
    </style:style>
    <style:style style:name="T115" style:family="text">
      <style:text-properties fo:color="#000000" fo:language="en" fo:country="US" fo:font-style="normal" fo:font-weight="bold" officeooo:rsid="00376cd8" style:font-style-asian="normal" style:font-weight-asian="bold" style:font-style-complex="normal" style:font-weight-complex="bold"/>
    </style:style>
    <style:style style:name="T116" style:family="text">
      <style:text-properties fo:color="#000000" fo:language="en" fo:country="US" fo:font-style="normal" fo:font-weight="bold" officeooo:rsid="0227d801" style:font-style-asian="normal" style:font-weight-asian="bold" style:font-style-complex="normal" style:font-weight-complex="bold"/>
    </style:style>
    <style:style style:name="T117" style:family="text">
      <style:text-properties officeooo:rsid="00e44cec"/>
    </style:style>
    <style:style style:name="T118" style:family="text">
      <style:text-properties officeooo:rsid="00fe2dc2"/>
    </style:style>
    <style:style style:name="T119" style:family="text">
      <style:text-properties officeooo:rsid="004f1c17"/>
    </style:style>
    <style:style style:name="T120" style:family="text">
      <style:text-properties officeooo:rsid="012b2c5d"/>
    </style:style>
    <style:style style:name="T121" style:family="text">
      <style:text-properties officeooo:rsid="01497836"/>
    </style:style>
    <style:style style:name="T122" style:family="text">
      <style:text-properties officeooo:rsid="0166589f"/>
    </style:style>
    <style:style style:name="T123" style:family="text">
      <style:text-properties officeooo:rsid="01794c7a"/>
    </style:style>
    <style:style style:name="T124" style:family="text">
      <style:text-properties officeooo:rsid="019540e9"/>
    </style:style>
    <style:style style:name="T125" style:family="text">
      <style:text-properties officeooo:rsid="019869ff"/>
    </style:style>
    <style:style style:name="T126" style:family="text">
      <style:text-properties officeooo:rsid="01a39b02"/>
    </style:style>
    <style:style style:name="T127" style:family="text">
      <style:text-properties officeooo:rsid="01a6e279"/>
    </style:style>
    <style:style style:name="T128" style:family="text">
      <style:text-properties officeooo:rsid="01a79d21"/>
    </style:style>
    <style:style style:name="T129" style:family="text">
      <style:text-properties officeooo:rsid="019e93b8"/>
    </style:style>
    <style:style style:name="T130" style:family="text">
      <style:text-properties officeooo:rsid="0022dff9"/>
    </style:style>
    <style:style style:name="T131" style:family="text">
      <style:text-properties officeooo:rsid="021a25a1"/>
    </style:style>
    <style:style style:name="T132" style:family="text">
      <style:text-properties officeooo:rsid="01749ebe"/>
    </style:style>
    <style:style style:name="T133" style:family="text">
      <style:text-properties fo:language="en" fo:country="US" fo:font-style="normal" officeooo:rsid="00785bc2" style:font-style-asian="normal" style:font-style-complex="normal"/>
    </style:style>
    <style:style style:name="T134" style:family="text">
      <style:text-properties fo:language="en" fo:country="US" fo:font-style="normal" officeooo:rsid="00282f5d" style:font-style-asian="normal" style:font-style-complex="normal"/>
    </style:style>
    <style:style style:name="T135" style:family="text">
      <style:text-properties fo:language="en" fo:country="US" fo:font-style="normal" officeooo:rsid="00a5ef67" style:font-style-asian="normal" style:font-style-complex="normal"/>
    </style:style>
    <style:style style:name="T136" style:family="text">
      <style:text-properties officeooo:rsid="01d88555"/>
    </style:style>
    <style:style style:name="T137" style:family="text">
      <style:text-properties officeooo:rsid="01e9a15a"/>
    </style:style>
    <style:style style:name="T138" style:family="text">
      <style:text-properties officeooo:rsid="01ea533f"/>
    </style:style>
    <style:style style:name="T139" style:family="text">
      <style:text-properties officeooo:rsid="01ebd9ed"/>
    </style:style>
    <style:style style:name="T140" style:family="text">
      <style:text-properties officeooo:rsid="01fa04e5"/>
    </style:style>
    <style:style style:name="T141" style:family="text">
      <style:text-properties officeooo:rsid="01fb01f0"/>
    </style:style>
    <style:style style:name="T142" style:family="text">
      <style:text-properties officeooo:rsid="022c4838"/>
    </style:style>
    <style:style style:name="T143" style:family="text">
      <style:text-properties officeooo:rsid="00fc4aef"/>
    </style:style>
    <style:style style:name="T144" style:family="text">
      <style:text-properties officeooo:rsid="0024f610"/>
    </style:style>
    <style:style style:name="T145" style:family="text">
      <style:text-properties officeooo:rsid="0168296b"/>
    </style:style>
    <style:style style:name="T146" style:family="text">
      <style:text-properties style:font-name="Liberation Sans" fo:font-size="10pt" style:font-size-asian="10pt" style:font-size-complex="10pt"/>
    </style:style>
    <style:style style:name="T147" style:family="text">
      <style:text-properties style:font-name="Liberation Sans" fo:font-size="10pt" officeooo:rsid="01d3fa28" style:font-size-asian="10pt" style:font-size-complex="10pt"/>
    </style:style>
    <style:style style:name="T148" style:family="text">
      <style:text-properties style:font-name="Liberation Sans" fo:font-size="10pt" officeooo:rsid="0022dff9" style:font-size-asian="10pt" style:font-size-complex="10pt"/>
    </style:style>
    <style:style style:name="T149" style:family="text">
      <style:text-properties style:font-name="Liberation Sans" fo:font-size="10pt" officeooo:rsid="01f4c283" style:font-size-asian="10pt" style:font-size-complex="10pt"/>
    </style:style>
    <style:style style:name="T150" style:family="text">
      <style:text-properties style:font-name="Liberation Sans" fo:font-size="10pt" officeooo:rsid="02217b68" style:font-size-asian="10pt" style:font-size-complex="10pt"/>
    </style:style>
    <style:style style:name="T151" style:family="text">
      <style:text-properties style:font-name="Liberation Sans" fo:font-size="10pt" fo:font-style="normal" fo:font-weight="normal" style:font-size-asian="10pt" style:font-style-asian="normal" style:font-weight-asian="normal" style:font-size-complex="10pt"/>
    </style:style>
    <style:style style:name="T152" style:family="text">
      <style:text-properties style:font-name="Liberation Sans" fo:font-size="10pt" fo:font-weight="bold" officeooo:rsid="01f4c283" style:font-size-asian="10pt" style:font-weight-asian="bold" style:font-size-complex="10pt" style:font-weight-complex="bold"/>
    </style:style>
    <style:style style:name="T153" style:family="text">
      <style:text-properties style:font-name="Liberation Sans" fo:font-size="10pt" fo:font-style="italic" officeooo:rsid="01f4c283" style:font-size-asian="10pt" style:font-style-asian="italic" style:font-size-complex="10pt" style:font-style-complex="italic"/>
    </style:style>
    <style:style style:name="T154" style:family="text">
      <style:text-properties officeooo:rsid="0217cf25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fo:font-style="normal" officeooo:rsid="00fe2dc2" style:font-style-asian="normal" style:font-style-complex="normal"/>
    </style:style>
    <style:style style:name="T157" style:family="text">
      <style:text-properties fo:font-style="normal" officeooo:rsid="01d88555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SAMUEL DAVID GAMBOA-TUZ</text:p>
      <text:p text:style-name="P38"><text:span text:style-name="T73">Email: </text:span><text:a xlink:type="simple" xlink:href="mailto:samuel.gamboa.tuz@gmail.com" text:style-name="Internet_20_link" text:visited-style-name="Visited_20_Internet_20_Link"><text:span text:style-name="T146">samuel.gamboa.tuz@gmail.com</text:span></text:a><text:span text:style-name="T146">; </text:span><text:span text:style-name="T73">Website: </text:span><text:a xlink:type="simple" xlink:href="https://sdgamboa.github.io/" text:style-name="Internet_20_link" text:visited-style-name="Visited_20_Internet_20_Link"><text:span text:style-name="T146">https://sdgamboa.github.io</text:span></text:a><text:span text:style-name="T146">; </text:span><text:span text:style-name="T73">LinkedIn:</text:span><text:a xlink:type="simple" xlink:href="http://www.linkedin.com/in/sdgamboa" text:style-name="Internet_20_link" text:visited-style-name="Visited_20_Internet_20_Link"><text:span text:style-name="T151">www.linkedin.com/in/sdgamboa</text:span></text:a></text:p>
      <text:p text:style-name="P36"><text:span text:style-name="T29">M</text:span><text:span text:style-name="T30">e</text:span><text:span text:style-name="T14">rida, Yucat</text:span><text:span text:style-name="T30">a</text:span><text:span text:style-name="T14">n, Mexico</text:span></text:p>
      <text:p text:style-name="P35"/>
      <text:p text:style-name="P11">EDUCATION</text:p>
      <text:p text:style-name="P16">Ph.D. in Biological Sciences <text:span text:style-name="T138">(</text:span><text:span text:style-name="T139">B</text:span><text:span text:style-name="T138">iotechnology)</text:span><text:tab/><text:tab/><text:tab/><text:tab/><text:tab/><text:tab/><text:span text:style-name="T133">January </text:span><text:span text:style-name="T134">20</text:span><text:span text:style-name="T135">16 – </text:span><text:span text:style-name="T133">June </text:span><text:span text:style-name="T135">2020</text:span></text:p>
      <text:p text:style-name="P25"><text:span text:style-name="T37">Yucatan Center for Scientific Research<text:tab/></text:span><text:span text:style-name="T48"><text:tab/><text:tab/><text:tab/><text:tab/><text:tab/><text:tab/> <text:s text:c="4"/></text:span><text:span text:style-name="T38">M</text:span><text:span text:style-name="T39">e</text:span><text:span text:style-name="T38">rida</text:span><text:span text:style-name="T40">, Yucat</text:span><text:span text:style-name="T39">a</text:span><text:span text:style-name="T40">n, </text:span><text:span text:style-name="T37">Mexico</text:span></text:p>
      <text:p text:style-name="P25"><text:span text:style-name="T49">Advis</text:span><text:span text:style-name="T50">o</text:span><text:span text:style-name="T49">r: Dr. Luis C. Rodríguez-Zapata.</text:span></text:p>
      <text:p text:style-name="P25"><text:span text:style-name="T49">Thesis: “Functional </text:span><text:span text:style-name="T51">Analysis</text:span><text:span text:style-name="T49"> of TMBIM </text:span><text:span text:style-name="T51">G</text:span><text:span text:style-name="T49">enes from Papaya (</text:span><text:span text:style-name="T41">Carica </text:span><text:span text:style-name="T42">p</text:span><text:span text:style-name="T41">apaya</text:span><text:span text:style-name="T49"> L.) in </text:span><text:span text:style-name="T51">A</text:span><text:span text:style-name="T49">biotic </text:span><text:span text:style-name="T51">S</text:span><text:span text:style-name="T49">tress </text:span><text:span text:style-name="T51">T</text:span><text:span text:style-name="T49">olerance” </text:span><text:span text:style-name="T52">(</text:span><text:span text:style-name="T62">title </text:span><text:span text:style-name="T52">translated from Spanish).</text:span></text:p>
      <text:list xml:id="list3664721037" text:style-name="L1">
        <text:list-header>
          <text:p text:style-name="P40"/>
        </text:list-header>
      </text:list>
      <text:p text:style-name="P16">M.Sc. in Biological Sciences <text:span text:style-name="T138">(</text:span><text:span text:style-name="T139">B</text:span><text:span text:style-name="T138">iotechnology)</text:span><text:tab/><text:tab/><text:tab/><text:tab/><text:tab/> <text:s text:c="8"/><text:span text:style-name="T133">August </text:span><text:span text:style-name="T135">2013 – </text:span><text:span text:style-name="T133">October </text:span><text:span text:style-name="T135">2</text:span><text:span text:style-name="T134">015</text:span></text:p>
      <text:p text:style-name="P19">Yucatan Center for Scientific Research<text:tab/><text:tab/><text:tab/><text:tab/><text:tab/><text:tab/><text:tab/> <text:s text:c="4"/><text:span text:style-name="T120">Merida, Yucatan, </text:span>Mexico</text:p>
      <text:p text:style-name="P25"><text:span text:style-name="T49">Advis</text:span><text:span text:style-name="T50">o</text:span><text:span text:style-name="T49">r: Dr. Luis C. Rodríguez-Zapata.</text:span></text:p>
      <text:p text:style-name="P25"><text:span text:style-name="T49">Thesis: “Differential Expression of Bax Inhibor 1-</text:span><text:span text:style-name="T51">L</text:span><text:span text:style-name="T49">ike </text:span><text:span text:style-name="T51">P</text:span><text:span text:style-name="T49">rotein-</text:span><text:span text:style-name="T53">C</text:span><text:span text:style-name="T49">oding </text:span><text:span text:style-name="T51">G</text:span><text:span text:style-name="T49">enes </text:span><text:span text:style-name="T51">f</text:span><text:span text:style-name="T49">rom </text:span><text:span text:style-name="T41">Carica </text:span><text:span text:style-name="T43">p</text:span><text:span text:style-name="T41">apaya</text:span><text:span text:style-name="T49"> in </text:span><text:span text:style-name="T51">R</text:span><text:span text:style-name="T49">esponse to </text:span><text:span text:style-name="T51">S</text:span><text:span text:style-name="T49">alinity and </text:span><text:span text:style-name="T51">W</text:span><text:span text:style-name="T49">ater </text:span><text:span text:style-name="T51">S</text:span><text:span text:style-name="T49">tress” </text:span><text:span text:style-name="T52">(</text:span><text:span text:style-name="T62">title </text:span><text:span text:style-name="T52">translated from Spanish).</text:span></text:p>
      <text:list xml:id="list4203358206" text:style-name="L2">
        <text:list-header>
          <text:p text:style-name="P41"/>
        </text:list-header>
      </text:list>
      <text:p text:style-name="P16">B.S. in Biology<text:tab/><text:tab/><text:tab/><text:tab/><text:tab/><text:tab/><text:tab/><text:tab/><text:tab/> <text:s text:c="7"/><text:span text:style-name="T154">A</text:span><text:span text:style-name="T133">ugust </text:span><text:span text:style-name="T135">2006 – </text:span><text:span text:style-name="T133">February </text:span><text:span text:style-name="T134">2013</text:span></text:p>
      <text:p text:style-name="P19">Autonomous University of Yucatan<text:tab/><text:tab/><text:tab/><text:tab/><text:tab/><text:tab/><text:tab/> <text:s text:c="4"/><text:span text:style-name="T120">Merida, Yucatan, </text:span>Mexico</text:p>
      <text:p text:style-name="P25"><text:span text:style-name="T54">Advisors</text:span><text:span text:style-name="T49">: Dr. Karla Y. Acosta-Viana </text:span><text:span text:style-name="T55">and Dr. M</text:span><text:span text:style-name="T49">atilde </text:span><text:span text:style-name="T55">J</text:span><text:span text:style-name="T49">im</text:span><text:span text:style-name="T56">é</text:span><text:span text:style-name="T49">nez-</text:span><text:span text:style-name="T55">C</text:span><text:span text:style-name="T49">oello</text:span></text:p>
      <text:p text:style-name="P3">Thesis: "Frequency of <text:span text:style-name="T8">Trypanosma rangeli</text:span> and <text:span text:style-name="T8">Trypanosoma cruzi</text:span> in DNA <text:span text:style-name="T11">S</text:span>amples from <text:span text:style-name="T11">H</text:span>umans, <text:span text:style-name="T11">R</text:span>eservoirs, and <text:span text:style-name="T11">V</text:span>ectors from M<text:span text:style-name="T129">e</text:span>rida, Yucat<text:span text:style-name="T129">a</text:span>n, Mexico" <text:span text:style-name="T13">(</text:span><text:span text:style-name="T137">title </text:span><text:span text:style-name="T13">translated from Spanish).</text:span></text:p>
      <text:p text:style-name="P9"/>
      <text:p text:style-name="P9"/>
      <text:p text:style-name="P13"><text:span text:style-name="T130">P</text:span>UBLICATIONS</text:p>
      <text:p text:style-name="P2"><text:span text:style-name="T146">Google </text:span><text:span text:style-name="T147">S</text:span><text:span text:style-name="T146">cholar </text:span><text:span text:style-name="T147">profile</text:span><text:span text:style-name="T146">: </text:span><text:a xlink:type="simple" xlink:href="http://bit.ly/sdgt-publications" text:style-name="Internet_20_link" text:visited-style-name="Visited_20_Internet_20_Link"><text:span text:style-name="T146">http://bit.ly/sdgt-publications</text:span></text:a><text:span text:style-name="T146"> </text:span></text:p>
      <text:p text:style-name="P14"><text:span text:style-name="T148">ORCID: </text:span><text:a xlink:type="simple" xlink:href="https://orcid.org/0000-0002-6863-7943" text:style-name="Internet_20_link" text:visited-style-name="Visited_20_Internet_20_Link"><text:span text:style-name="T148">https://orcid.org/0000-0002-6863-7943</text:span></text:a></text:p>
      <text:p text:style-name="P15"><text:span text:style-name="T69">P</text:span><text:span text:style-name="T33">eer-reviewed research articles</text:span></text:p>
      <text:list xml:id="list3298397646" text:style-name="L3">
        <text:list-item>
          <text:p text:style-name="P52"><text:span text:style-name="T74">Carrillo-Bermejo, </text:span><text:span text:style-name="T75">E. A.</text:span><text:span text:style-name="T34">1</text:span><text:span text:style-name="T74">, </text:span><text:span text:style-name="T96">Gamboa-Tuz, </text:span><text:span text:style-name="T97">S. D.</text:span><text:span text:style-name="T34">1</text:span><text:span text:style-name="T74">, Pereira-Santana, </text:span><text:span text:style-name="T75">A.</text:span><text:span text:style-name="T74">, Keb-Llanes, </text:span><text:span text:style-name="T75">M. A.</text:span><text:span text:style-name="T74">, Casta</text:span><text:span text:style-name="T76">n</text:span><text:span text:style-name="T74">o, </text:span><text:span text:style-name="T75">E.</text:span><text:span text:style-name="T74">, Figueroa-Yañez, </text:span><text:span text:style-name="T75">L. J.</text:span><text:span text:style-name="T74">, </text:span><text:span text:style-name="T75">&amp; </text:span><text:span text:style-name="T74">Rodr</text:span><text:span text:style-name="T76">í</text:span><text:span text:style-name="T75">g</text:span><text:span text:style-name="T74">uez-Zapata, </text:span><text:span text:style-name="T75">L. C.</text:span><text:span text:style-name="T74">* </text:span><text:span text:style-name="T77">(</text:span><text:span text:style-name="T98">2020</text:span><text:span text:style-name="T77">)</text:span><text:span text:style-name="T74">. The SoNAP gene from sugarcane (</text:span><text:span text:style-name="T104">Saccharum officinarum</text:span><text:span text:style-name="T74"> L.) is a senescence-associated NAC transcription factor involved in response to osmotic and salt stress. </text:span><text:span text:style-name="T78">J</text:span><text:span text:style-name="T105">ournal of Plant Research</text:span><text:span text:style-name="T78">, </text:span><text:span text:style-name="T79">133</text:span><text:span text:style-name="T80">(6)</text:span><text:span text:style-name="T79">, 897-909. </text:span><text:a xlink:type="simple" xlink:href="https://doi.org/10.1007/s10265-020-01230-y" text:style-name="Internet_20_link" text:visited-style-name="Visited_20_Internet_20_Link"><text:span text:style-name="T146">https://doi.org/10.1007/s10265-020-01230-y</text:span></text:a><text:span text:style-name="T79"> </text:span></text:p>
        </text:list-item>
        <text:list-item>
          <text:p text:style-name="P52"><text:span text:style-name="T78">Pereira-Santana, </text:span><text:span text:style-name="T81">A.*</text:span><text:span text:style-name="T78">, </text:span><text:span text:style-name="T99">Gamboa-Tuz, </text:span><text:span text:style-name="T100">S. D.</text:span><text:span text:style-name="T78">, Zhao, </text:span><text:span text:style-name="T81">T.</text:span><text:span text:style-name="T78">, Schranz, </text:span><text:span text:style-name="T81">M. E.</text:span><text:span text:style-name="T78">, Vinuesa, </text:span><text:span text:style-name="T75">P.</text:span><text:span text:style-name="T78">, Bayona, </text:span><text:span text:style-name="T81">A.</text:span><text:span text:style-name="T78">, Rodríguez-Zapata, </text:span><text:span text:style-name="T81">L. C.,</text:span><text:span text:style-name="T78"> </text:span><text:span text:style-name="T81">&amp;</text:span><text:span text:style-name="T78"> Castano, </text:span><text:span text:style-name="T81">E.</text:span><text:span text:style-name="T78">*</text:span><text:span text:style-name="T77"> (</text:span><text:span text:style-name="T98">2020</text:span><text:span text:style-name="T77">)</text:span><text:span text:style-name="T78">. Fibrillarin evolution through the </text:span><text:span text:style-name="T95">t</text:span><text:span text:style-name="T78">ree of life: </text:span><text:span text:style-name="T82">C</text:span><text:span text:style-name="T78">omparative genomics and microsynteny network analyses provide new insights into the evolutionary history of Fibrillarin. </text:span><text:span text:style-name="T106">PLOS Computational Biology,</text:span><text:span text:style-name="T83"> 16(10), e1008318. </text:span><text:a xlink:type="simple" xlink:href="https://doi.org/10.1371/journal.pcbi.1008318" text:style-name="Internet_20_link" text:visited-style-name="Visited_20_Internet_20_Link"><text:span text:style-name="T146">https://doi.org/10.1371/journal.pcbi.1008318</text:span></text:a><text:span text:style-name="T83"> </text:span></text:p>
        </text:list-item>
        <text:list-item>
          <text:p text:style-name="P53"><text:span text:style-name="T99">Gamboa-Tuz, </text:span><text:span text:style-name="T97">S. D.</text:span><text:span text:style-name="T36">1</text:span><text:span text:style-name="T78">, Pereira-Santana, </text:span><text:span text:style-name="T75">A.</text:span><text:span text:style-name="T35">1</text:span><text:span text:style-name="T78">, Zamora-Briseño, </text:span><text:span text:style-name="T75">J. A.</text:span><text:span text:style-name="T78">, Castano, </text:span><text:span text:style-name="T75">E.</text:span><text:span text:style-name="T78">, Espadas-Gil, </text:span><text:span text:style-name="T75">F.</text:span><text:span text:style-name="T78">, Ayala-Sumuano, </text:span><text:span text:style-name="T75">J. T.</text:span><text:span text:style-name="T78">, Keb-Llanes, </text:span><text:span text:style-name="T75">M. A.</text:span><text:span text:style-name="T78">, Sanchez-Teyer, </text:span><text:span text:style-name="T75">L.. F.</text:span><text:span text:style-name="T78">, </text:span><text:span text:style-name="T75">&amp;</text:span><text:span text:style-name="T78"> Rodríguez-Zapata, </text:span><text:span text:style-name="T75">L. C.</text:span><text:span text:style-name="T78">* (</text:span><text:span text:style-name="T99">2018</text:span><text:span text:style-name="T78">). Transcriptomics and co-expression networks reveal tissue-specific responses and regulatory hubs under mild and severe drought in papaya (</text:span><text:span text:style-name="T105">Carica papaya</text:span><text:span text:style-name="T78"> L.). </text:span><text:span text:style-name="T105">Scientific Reports</text:span><text:span text:style-name="T78">, 8(1), 14539. </text:span><text:a xlink:type="simple" xlink:href="https://doi.org/10.1038/s41598-018-32904-2" text:style-name="Internet_20_link" text:visited-style-name="Visited_20_Internet_20_Link"><text:span text:style-name="T146">https://doi.org/10.1038/s41598-018-32904-2</text:span></text:a></text:p>
        </text:list-item>
        <text:list-item>
          <text:p text:style-name="P53"><text:span text:style-name="T99">Gamboa-Tuz, </text:span><text:span text:style-name="T97">S. D.</text:span><text:span text:style-name="T36">1</text:span><text:span text:style-name="T78">, Pereira-Santana, </text:span><text:span text:style-name="T75">A.</text:span><text:span text:style-name="T35">1</text:span><text:span text:style-name="T78">, Zhao, </text:span><text:span text:style-name="T75">T.</text:span><text:span text:style-name="T78">, Schranz, </text:span><text:span text:style-name="T75">M. E.</text:span><text:span text:style-name="T78">, Castano, </text:span><text:span text:style-name="T75">E.</text:span><text:span text:style-name="T78">, </text:span><text:span text:style-name="T75">&amp;</text:span><text:span text:style-name="T78"> Rodr</text:span><text:span text:style-name="T76">í</text:span><text:span text:style-name="T78">guez-Zapata, </text:span><text:span text:style-name="T75">L. C.</text:span><text:span text:style-name="T78">* (</text:span><text:span text:style-name="T99">2018</text:span><text:span text:style-name="T78">). New insights into the phylogeny of the TMBIM superfamily across the tree of life: </text:span><text:span text:style-name="T82">C</text:span><text:span text:style-name="T78">omparative genomics and synteny networks reveal independent evolution of the BI and LFG families in plants. </text:span><text:span text:style-name="T105">Molecular Phylogenetics and Evolution</text:span><text:span text:style-name="T78">, 126, 266–278. </text:span><text:a xlink:type="simple" xlink:href="https://doi.org/https://doi.org/10.1016/j.ympev.2018.04.032" text:style-name="Internet_20_link" text:visited-style-name="Visited_20_Internet_20_Link"><text:span text:style-name="T146">https://doi.org/10.1016/j.ympev.2018.04.032</text:span></text:a></text:p>
        </text:list-item>
      </text:list>
      <text:p text:style-name="P24"/>
      <text:p text:style-name="P21"><text:span text:style-name="T10">1 </text:span><text:span text:style-name="T15">C</text:span><text:span text:style-name="T16">ontributed equally.</text:span></text:p>
      <text:p text:style-name="P4">* Corresponding.</text:p>
      <text:p text:style-name="P7">Book chapters</text:p>
      <text:list xml:id="list979219135" text:style-name="L4">
        <text:list-item>
          <text:p text:style-name="P54"><text:span text:style-name="T149">Carrillo-Bermejo, E. A., Herrera-Alamillo, M. A., </text:span><text:span text:style-name="T152">Gamboa-Tuz, S. D.</text:span><text:span text:style-name="T149">, Keb-Llanes, M. A., Castano, E., Robert, M. L., &amp; Rodríguez-Zapata, L. C. (</text:span><text:span text:style-name="T152">2017</text:span><text:span text:style-name="T149">). Transcriptome, </text:span><text:span text:style-name="T150">g</text:span><text:span text:style-name="T149">enetic </text:span><text:span text:style-name="T150">t</text:span><text:span text:style-name="T149">ransformation and </text:span><text:span text:style-name="T150">m</text:span><text:span text:style-name="T149">icropropagation: Some </text:span><text:span text:style-name="T150">b</text:span><text:span text:style-name="T149">iotechnology </text:span><text:span text:style-name="T150">s</text:span><text:span text:style-name="T149">trategies to </text:span><text:span text:style-name="T150">d</text:span><text:span text:style-name="T149">iminish </text:span><text:span text:style-name="T150">w</text:span><text:span text:style-name="T149">ater </text:span><text:span text:style-name="T150">s</text:span><text:span text:style-name="T149">tress </text:span><text:span text:style-name="T150">c</text:span><text:span text:style-name="T149">aused by </text:span><text:span text:style-name="T150">c</text:span><text:span text:style-name="T149">limate </text:span><text:span text:style-name="T150">c</text:span><text:span text:style-name="T149">hange in </text:span><text:span text:style-name="T150">s</text:span><text:span text:style-name="T149">ugarcane. In V. Andjelkovic (Ed.). Plant </text:span><text:span text:style-name="T150">a</text:span><text:span text:style-name="T149">biotic </text:span><text:span text:style-name="T150">s</text:span><text:span text:style-name="T149">tress and </text:span><text:span text:style-name="T150">r</text:span><text:span text:style-name="T149">esponses to </text:span><text:span text:style-name="T150">c</text:span><text:span text:style-name="T149">limate </text:span><text:span text:style-name="T150">c</text:span><text:span text:style-name="T149">hange (pp. 89-108). </text:span><text:span text:style-name="T153">IntechOpen</text:span><text:span text:style-name="T149">. </text:span><text:a xlink:type="simple" xlink:href="https://doi.org/10.5772/intechopen.72438" text:style-name="Internet_20_link" text:visited-style-name="Visited_20_Internet_20_Link"><text:span text:style-name="T146">https://doi.org/10.5772/intechopen.72438</text:span></text:a><text:span text:style-name="T149"> </text:span></text:p>
        </text:list-item>
      </text:list>
      <text:p text:style-name="P8"/>
      <text:p text:style-name="P32"><text:soft-page-break/><text:span text:style-name="T143">RESEARCH </text:span>EXPERIENCE</text:p>
      <text:p text:style-name="P18"><text:span text:style-name="T156">Ph.D. student<text:tab/><text:tab/><text:tab/><text:tab/><text:tab/><text:tab/><text:tab/><text:tab/><text:tab/> <text:s text:c="12"/></text:span><text:span text:style-name="T157">January </text:span><text:span text:style-name="T155">2016 – </text:span><text:span text:style-name="T157">June </text:span><text:span text:style-name="T155">2020</text:span></text:p>
      <text:p text:style-name="P20">Yucatan Center for Scientific Research<text:tab/><text:tab/><text:tab/><text:tab/><text:tab/><text:tab/><text:tab/> <text:s text:c="4"/><text:span text:style-name="T125">Merida, Yucatan, </text:span>Mexico</text:p>
      <text:list xml:id="list1534522512" text:style-name="L5">
        <text:list-item>
          <text:p text:style-name="P43"><text:span text:style-name="T141">Application of phylogenetics, synteny networks, and orthology analyses to infer the molecular evolution</text:span> of protein families: TMBIM, <text:span text:style-name="T124">F</text:span>ibrillarin, <text:span text:style-name="T141">and </text:span>nitrate transporters.</text:p>
        </text:list-item>
        <text:list-item>
          <text:p text:style-name="P44"><text:span text:style-name="T141">RNA-seq t</text:span>ranscriptom<text:span text:style-name="T128">ic</text:span> <text:span text:style-name="T127">analysis </text:span>of papaya plant <text:span text:style-name="T117">tissues </text:span>under drought stress.</text:p>
        </text:list-item>
        <text:list-item>
          <text:p text:style-name="P55"><text:span text:style-name="T140">Use of transgenic tobacco plants for the fu</text:span><text:span text:style-name="T126">nctional analysis of papaya</text:span> TMBIM <text:span text:style-name="T126">genes in NaCl stress tolerance.</text:span></text:p>
        </text:list-item>
      </text:list>
      <text:p text:style-name="P39"/>
      <text:p text:style-name="P22"><text:span text:style-name="T118">M.Sc. student</text:span><text:tab/><text:tab/><text:tab/><text:tab/><text:tab/><text:tab/><text:tab/><text:tab/><text:tab/> <text:s text:c="8"/><text:span text:style-name="T136">August </text:span>2013 – <text:span text:style-name="T136">October </text:span>2015</text:p>
      <text:p text:style-name="P20">Yucatan Center for Scientific Research<text:tab/><text:tab/><text:tab/><text:tab/><text:tab/><text:tab/><text:tab/> <text:s text:c="4"/><text:span text:style-name="T125">Merida, Yucatan, </text:span>Mexico</text:p>
      <text:list xml:id="list746401478" text:style-name="L6">
        <text:list-item>
          <text:p text:style-name="P59"><text:span text:style-name="T57">Molecular cloning and differential expression analysis </text:span><text:span text:style-name="T58">of </text:span><text:span text:style-name="T57">papaya </text:span><text:span text:style-name="T58">TMBIM genes</text:span><text:span text:style-name="T59"> </text:span><text:span text:style-name="T57">in response to abiotic stress.</text:span></text:p>
        </text:list-item>
      </text:list>
      <text:p text:style-name="P17"/>
      <text:p text:style-name="P23"><text:span text:style-name="T2">U</text:span><text:span text:style-name="T3">ndergraduate research </text:span><text:span text:style-name="T4">assistant</text:span><text:span text:style-name="T2"><text:tab/><text:tab/><text:tab/><text:tab/><text:tab/><text:tab/> <text:s text:c="3"/></text:span><text:span text:style-name="T5">Januar</text:span><text:span text:style-name="T7">y</text:span><text:span text:style-name="T5"> </text:span><text:span text:style-name="T1">2011 – </text:span><text:span text:style-name="T5">December </text:span><text:span text:style-name="T1">2012</text:span></text:p>
      <text:p text:style-name="P20"><text:span text:style-name="T119">Regional Research Center</text:span> <text:span text:style-name="T119">Dr. Hideyo Noguchi<text:tab/><text:tab/><text:tab/><text:tab/><text:tab/><text:tab/> <text:s text:c="4"/>Merida, Yucatan, Mexico </text:span></text:p>
      <text:list xml:id="list1583293116" text:style-name="L7">
        <text:list-item>
          <text:p text:style-name="P56"><text:span text:style-name="T26">M</text:span><text:span text:style-name="T18">olecular detection of</text:span><text:span text:style-name="T17"> trypanosome</text:span><text:span text:style-name="T9">s</text:span><text:span text:style-name="T17"> in humans, reservoirs, and vectors. </text:span></text:p>
        </text:list-item>
      </text:list>
      <text:p text:style-name="P5"/>
      <text:p text:style-name="P26"><text:span text:style-name="T109">U</text:span><text:span text:style-name="T110">ndergraduate </text:span><text:span text:style-name="T111">r</text:span><text:span text:style-name="T112">esearch Assistan</text:span><text:span text:style-name="T113">t</text:span><text:span text:style-name="T109"><text:tab/><text:tab/><text:tab/><text:tab/><text:tab/><text:tab/><text:tab/> <text:s/></text:span><text:span text:style-name="T112">June</text:span><text:span text:style-name="T114"> </text:span><text:span text:style-name="T115">201</text:span><text:span text:style-name="T116">0</text:span><text:span text:style-name="T115"> – </text:span><text:span text:style-name="T112">August</text:span><text:span text:style-name="T114"> </text:span><text:span text:style-name="T115">201</text:span><text:span text:style-name="T116">0</text:span></text:p>
      <text:p text:style-name="P27"><text:span text:style-name="T44">Technological Institute of Merida</text:span><text:span text:style-name="T45"><text:tab/><text:tab/><text:tab/></text:span><text:span text:style-name="T46"><text:tab/><text:tab/><text:tab/><text:tab/><text:tab/> <text:s text:c="4"/></text:span><text:span text:style-name="T38">M</text:span><text:span text:style-name="T47">é</text:span><text:span text:style-name="T38">rida</text:span><text:span text:style-name="T40">, Yucat</text:span><text:span text:style-name="T47">á</text:span><text:span text:style-name="T40">n, </text:span><text:span text:style-name="T44">Mexico</text:span></text:p>
      <text:list xml:id="list435749684" text:style-name="L8">
        <text:list-item>
          <text:p text:style-name="P57">Characterization of the gene expression patterns of papaya fruit in response to 1-Methylcyclopropene (an ethylene/ripening inhibitor) using the differential display technique.</text:p>
        </text:list-item>
      </text:list>
      <text:p text:style-name="P5"/>
      <text:p text:style-name="P5"/>
      <text:p text:style-name="P33"><text:span text:style-name="T142">TEACHING</text:span><text:span text:style-name="T143"> </text:span><text:span text:style-name="T144">EXPERIENCE</text:span></text:p>
      <text:p text:style-name="P30">Collaborator teacher<text:tab/><text:tab/><text:tab/><text:tab/><text:tab/><text:tab/><text:tab/><text:tab/><text:tab/><text:tab/> <text:s text:c="4"/>November 2020</text:p>
      <text:p text:style-name="P31"><text:span text:style-name="T131">Center for Research and Assistance in Technology and Design of the State of Jalisco <text:s text:c="4"/></text:span>Guadalajara, Jalisco, Mexico</text:p>
      <text:list xml:id="list489838995" text:style-name="L9">
        <text:list-item>
          <text:p text:style-name="P60"><text:span text:style-name="T84">Module:</text:span><text:span text:style-name="T101"> </text:span><text:a xlink:type="simple" xlink:href="https://github.com/sdgamboa/COURSES/tree/main/INTRO_R" text:style-name="Internet_20_link" text:visited-style-name="Visited_20_Internet_20_Link"><text:span text:style-name="T146">Introduction to data visualization and manipulation in R </text:span></text:a><text:span text:style-name="T85">(</text:span><text:span text:style-name="T86">8 h</text:span><text:span text:style-name="T85">)</text:span><text:span text:style-name="T87">. </text:span></text:p>
        </text:list-item>
        <text:list-item>
          <text:p text:style-name="P61"><text:span text:style-name="T84">Course: </text:span><text:a xlink:type="simple" xlink:href="https://github.com/sdgamboa/certificates/blob/master/CONSTANCIA_CIATEJ_2020_CURSO_R.pdf" text:style-name="Internet_20_link" text:visited-style-name="Visited_20_Internet_20_Link"><text:span text:style-name="T146">Computational Biology</text:span></text:a><text:span text:style-name="T84">.</text:span></text:p>
        </text:list-item>
        <text:list-item>
          <text:p text:style-name="P58">Program: Master of Science in Biotechnology Innovation.</text:p>
        </text:list-item>
      </text:list>
      <text:p text:style-name="P28"/>
      <text:p text:style-name="P28"/>
      <text:p text:style-name="P32"><text:span text:style-name="T12">S</text:span>CHOLARSHIPS</text:p>
      <text:list xml:id="list1658999179" text:style-name="L10">
        <text:list-item>
          <text:p text:style-name="P62"><text:span text:style-name="T64">National </text:span><text:span text:style-name="T65">scholarship </text:span><text:span text:style-name="T64">(Ph.D.)</text:span><text:span text:style-name="T65">, 2016-2019 - National Council of Science and Technology, Mexico.</text:span></text:p>
        </text:list-item>
        <text:list-item>
          <text:p text:style-name="P62"><text:span text:style-name="T64">National </text:span><text:span text:style-name="T65">scholarship </text:span><text:span text:style-name="T64">(M.Sc.)</text:span><text:span text:style-name="T65">, 2013-2015 - National Council of Science and Technology, Mexico.</text:span></text:p>
        </text:list-item>
      </text:list>
      <text:p text:style-name="P29"/>
      <text:p text:style-name="P29"/>
      <text:p text:style-name="P34">PROFESSIONAL DEVELOPMENT</text:p>
      <text:list xml:id="list3547220760" text:style-name="L11">
        <text:list-item>
          <text:p text:style-name="P63"><text:span text:style-name="T88">Workshop: </text:span><text:a xlink:type="simple" xlink:href="https://github.com/sdgamboa/certificates/blob/master/Reconocimiento_CCG_CUERNAVACA_MEXICO_TIB2019.pdf" text:style-name="Internet_20_link" text:visited-style-name="Visited_20_Internet_20_Link"><text:span text:style-name="T146">How to Build and Create Tidy Tools</text:span></text:a><text:span text:style-name="T89"> (in R), </text:span><text:span text:style-name="T90">2019.</text:span></text:p>
        </text:list-item>
        <text:list-item>
          <text:p text:style-name="P63"><text:span text:style-name="T88">Workshop: </text:span><text:a xlink:type="simple" xlink:href="https://github.com/sdgamboa/certificates/blob/master/Reconocimiento_CCG_CUERNAVACA_MEXICO_TIB2018.pdf" text:style-name="Internet_20_link" text:visited-style-name="Visited_20_Internet_20_Link"><text:span text:style-name="T146">Genome Assembly and Annotation</text:span></text:a><text:span text:style-name="T88">, 2018.</text:span></text:p>
        </text:list-item>
      </text:list>
      <text:p text:style-name="P10"/>
      <text:p text:style-name="P10"/>
      <text:p text:style-name="P12"><text:span text:style-name="T121">TECHNICAL </text:span>SKILLS</text:p>
      <text:list xml:id="list3276853270" text:style-name="L12">
        <text:list-item>
          <text:p text:style-name="P42"><text:span text:style-name="T6">GNU/</text:span><text:span text:style-name="T1">Linux </text:span><text:span text:style-name="T6">OS. </text:span><text:span text:style-name="T145">Use of the command line for data parsing and extraction, and application of different bioinformatics tools. </text:span></text:p>
        </text:list-item>
        <text:list-item>
          <text:p text:style-name="P45">Programming:</text:p>
          <text:list>
            <text:list-item>
              <text:p text:style-name="P49"><text:span text:style-name="T102">Bash. </text:span><text:span text:style-name="T91">A</text:span><text:span text:style-name="T92"> few scripts that I’ve written and shared: <text:s/></text:span><text:a xlink:type="simple" xlink:href="https://github.com/sdgamboa/bash_scripts" text:style-name="Internet_20_link" text:visited-style-name="Visited_20_Internet_20_Link"><text:span text:style-name="T146">https://github.com/sdgamboa/bash_scripts</text:span></text:a></text:p>
            </text:list-item>
            <text:list-item>
              <text:p text:style-name="P50"><text:span text:style-name="T72">R</text:span><text:span text:style-name="T66"> </text:span><text:span text:style-name="T67">(</text:span><text:span text:style-name="T68">Rstudio, </text:span><text:span text:style-name="T67">Base, Tidyverse, Bioconductor)</text:span><text:span text:style-name="T72">.</text:span><text:span text:style-name="T66"> </text:span></text:p>
            </text:list-item>
          </text:list>
        </text:list-item>
        <text:list-item>
          <text:p text:style-name="P49"><text:span text:style-name="T103">Version control. </text:span><text:span text:style-name="T107">Git and GitHub; </text:span><text:span text:style-name="T108">m</text:span><text:span text:style-name="T93">y </text:span><text:span text:style-name="T94">site</text:span><text:span text:style-name="T93">: </text:span><text:a xlink:type="simple" xlink:href="https://github.com/sdgamboa" text:style-name="Internet_20_link" text:visited-style-name="Visited_20_Internet_20_Link"><text:span text:style-name="T146">https://github.com/sdgamboa</text:span></text:a></text:p>
        </text:list-item>
        <text:list-item>
          <text:p text:style-name="P46">Preferred text editor: <text:span text:style-name="T14">Vim.</text:span></text:p>
        </text:list-item>
        <text:list-item>
          <text:p text:style-name="P47"><text:span text:style-name="T122">N</text:span>etwork analysis.<text:span text:style-name="T14"> </text:span><text:span text:style-name="T24">Clustering and v</text:span><text:span text:style-name="T19">isualization of networks </text:span><text:span text:style-name="T31">(Igraph, CFinder, Cytoscape, Gephi)</text:span><text:span text:style-name="T23">.</text:span></text:p>
        </text:list-item>
        <text:list-item>
          <text:p text:style-name="P48"><text:span text:style-name="T123">RNA-seq data analysis.</text:span><text:span text:style-name="T23"> </text:span><text:span text:style-name="T22">Q</text:span><text:span text:style-name="T21">uality check and filtering, </text:span><text:span text:style-name="T28">assembly,</text:span><text:span text:style-name="T21"> </text:span><text:span text:style-name="T32">annotation, </text:span><text:span text:style-name="T25">read </text:span><text:span text:style-name="T21">mapping, differential expression.</text:span><text:span text:style-name="T23"> </text:span></text:p>
        </text:list-item>
        <text:list-item>
          <text:p text:style-name="P51"><text:span text:style-name="T70">Molecular evolution.</text:span><text:span text:style-name="T71"> </text:span><text:span text:style-name="T60">Homology search, alignment, model testing, phylogenetic inference, </text:span><text:span text:style-name="T63">orthology, </text:span><text:span text:style-name="T61">synteny networks</text:span><text:span text:style-name="T60">.</text:span></text:p>
        </text:list-item>
        <text:list-item>
          <text:p text:style-name="P64"><text:span text:style-name="T132">Molecular biology.</text:span><text:span text:style-name="T20"> Purification of nucleic acids, PCR, molecular cloning </text:span><text:span text:style-name="T31">(restriction enzymes and Gateway technology)</text:span><text:span text:style-name="T20">, genetic transformation </text:span><text:span text:style-name="T27">(bacteria and plants)</text:span><text:span text:style-name="T20">. </text:span>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Liberation Sans" fo:font-size="9pt" officeooo:rsid="002397e2" officeooo:paragraph-rsid="002397e2" style:font-size-asian="9pt" style:font-size-complex="9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order="none" fo:padding-top="0.1in" fo:padding-bottom="0.1in" fo:padding-left="0.0201in" fo:padding-right="0.020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. D. Gamboa-Tuz<text:tab/><text:tab/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20T17:06:32.147076613</meta:creation-date>
    <meta:generator>LibreOffice/6.4.6.2$Linux_X86_64 LibreOffice_project/40$Build-2</meta:generator>
    <dc:date>2021-01-23T19:18:52.808400794</dc:date>
    <meta:editing-duration>PT19H11M6S</meta:editing-duration>
    <meta:editing-cycles>423</meta:editing-cycles>
    <meta:document-statistic meta:table-count="0" meta:image-count="0" meta:object-count="0" meta:page-count="2" meta:paragraph-count="69" meta:word-count="804" meta:character-count="6365" meta:non-whitespace-character-count="5455"/>
  </office:meta>
</office:document-meta>
</file>